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8pt" style:text-underline-style="none" fo:font-weight="normal" officeooo:rsid="0003cabb" officeooo:paragraph-rsid="0003cabb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8pt" style:text-underline-style="none" fo:font-weight="normal" officeooo:rsid="0003cabb" officeooo:paragraph-rsid="0003cabb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670da" officeooo:paragraph-rsid="000670da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8643a" officeooo:paragraph-rsid="0008643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47feb" officeooo:paragraph-rsid="00047feb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20pt" style:text-underline-style="solid" style:text-underline-width="auto" style:text-underline-color="font-color" fo:font-weight="bold" officeooo:rsid="0003cabb" officeooo:paragraph-rsid="0003cab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3cabb" officeooo:paragraph-rsid="0003cab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03cabb" officeooo:paragraph-rsid="0003cabb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20pt" style:text-underline-style="none" fo:font-weight="normal" officeooo:rsid="0003cabb" officeooo:paragraph-rsid="0003cab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0670da" officeooo:paragraph-rsid="000670da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08643a" officeooo:paragraph-rsid="0008643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fo:font-size="22pt" style:text-underline-style="solid" style:text-underline-width="auto" style:text-underline-color="font-color" fo:font-weight="bold" officeooo:rsid="00047feb" officeooo:paragraph-rsid="00047fe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22pt" style:text-underline-style="none" fo:font-weight="normal" officeooo:rsid="000670da" officeooo:paragraph-rsid="000670da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24pt" style:text-underline-style="solid" style:text-underline-width="auto" style:text-underline-color="font-color" fo:font-weight="bold" officeooo:rsid="0003cabb" officeooo:paragraph-rsid="0003cabb" style:font-size-asian="16pt" style:font-weight-asian="bold" style:font-size-complex="16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70da" style:font-style-asian="normal" style:font-style-complex="normal"/>
    </style:style>
    <style:style style:name="T4" style:family="text">
      <style:text-properties fo:font-style="normal" officeooo:rsid="0008643a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ize="18pt" fo:font-style="normal" officeooo:rsid="0008643a" style:font-style-asian="normal" style:font-style-complex="normal"/>
    </style:style>
    <style:style style:name="T8" style:family="text">
      <style:text-properties fo:font-size="12pt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4">Project Title:<text:tab/><text:tab/><text:tab/><text:tab/><text:tab/><text:tab/><text:tab/><text:tab/><text:tab/><text:tab/></text:p>
      <text:p text:style-name="P2">Terminal based file explorer</text:p>
      <text:p text:style-name="P9"/>
      <text:p text:style-name="P6">Getting Started:<text:tab/><text:tab/><text:tab/><text:tab/><text:tab/><text:tab/><text:tab/><text:tab/><text:tab/><text:tab/></text:p>
      <text:p text:style-name="P1">You need to make the object file by executing command “make” in the directory which you want to make the root directory for the application.</text:p>
      <text:p text:style-name="P1"/>
      <text:p text:style-name="P12">Operations:<text:tab/><text:tab/><text:tab/><text:tab/><text:tab/><text:tab/><text:tab/><text:tab/><text:tab/><text:tab/><text:tab/></text:p>
      <text:p text:style-name="P8"/>
      <text:p text:style-name="P5">This application runs in two modes, they are <text:span text:style-name="T1">normal mode</text:span> and <text:span text:style-name="T1">command mode.</text:span><text:span text:style-name="T5"> </text:span><text:span text:style-name="T2">In normal mode we can traverse the directories, and open the files, but if we want to perform any operation on file/directory we have to shift to command <text:s text:c="2"/>mode, by pressing “:” and after executing </text:span><text:span text:style-name="T4">y</text:span><text:span text:style-name="T2">our command the mode will automatically shift to normal mode, but if you want to shift to normal mode exclusively then you have to press “Esc”.</text:span></text:p>
      <text:p text:style-name="P5"><text:span text:style-name="T2"><text:tab/></text:span><text:span text:style-name="T3">The commands to perform operations are as following:-</text:span></text:p>
      <text:p text:style-name="P10"><text:span text:style-name="T6">1. Copying file</text:span><text:span text:style-name="T7">(s)</text:span><text:span text:style-name="T6">:</text:span><text:span text:style-name="T2"><text:tab/><text:tab/></text:span><text:span text:style-name="T8">copy_file&lt;space&gt;&lt;file_name1&gt;&lt;space&gt;&lt;file_name2&gt;..&lt;space&gt;&lt;destintion_directory&gt;</text:span></text:p>
      <text:p text:style-name="P3"><text:span text:style-name="T2">2. Goto:</text:span></text:p>
      <text:p text:style-name="P10"><text:span text:style-name="T2"><text:tab/></text:span><text:span text:style-name="T8">goto&lt;space&gt;&lt;directory&gt;</text:span></text:p>
      <text:p text:style-name="P3"><text:span text:style-name="T2">3. Create directory:</text:span></text:p>
      <text:p text:style-name="P10"><text:span text:style-name="T2"><text:tab/></text:span><text:span text:style-name="T8">create_dir&lt;space&gt;&lt;name_of_directory_to_be_created&gt;</text:span></text:p>
      <text:p text:style-name="P10"><text:span text:style-name="T2">4. Delete file:</text:span></text:p>
      <text:p text:style-name="P13"><text:span text:style-name="T2"><text:tab/></text:span><text:span text:style-name="T8">delete_file&lt;space&gt;&lt;file_name&gt;</text:span></text:p>
      <text:p text:style-name="P3"><text:span text:style-name="T2">5. Create file:</text:span></text:p>
      <text:p text:style-name="P10"><text:span text:style-name="T2"><text:tab/></text:span><text:span text:style-name="T8">create_file&lt;space&gt;&lt;file_name&gt;</text:span></text:p>
      <text:p text:style-name="P3"><text:span text:style-name="T2">6. Rename:</text:span></text:p>
      <text:p text:style-name="P10"><text:span text:style-name="T2"><text:tab/></text:span><text:span text:style-name="T8">rename&lt;space&gt;&lt;old_file_name&gt;&lt;space&gt;&lt;new_file_name&gt;</text:span></text:p>
      <text:p text:style-name="P4"><text:span text:style-name="T2">7. Move file(s):</text:span></text:p>
      <text:p text:style-name="P11"><text:span text:style-name="T2"><text:tab/></text:span><text:span text:style-name="T8">move_file&lt;space&gt;&lt;file_name1&gt;&lt;space&gt;&lt;file_name2&gt;..&lt;space&gt;&lt;destination&gt;</text:span></text:p>
      <text:p text:style-name="P11"><text:span text:style-name="T8"/></text:p>
      <text:p text:style-name="P11"><text:soft-page-break/><text:span text:style-name="T2">You can select file only from your current directory i.e., where you were while trversing, and all the paths are taken relative to where you were, except in “goto”, “copy”, <text:s/>“move” commands the path will be taken relative to the root(where application has been starte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6:00:16.784471648</meta:creation-date>
    <dc:date>2018-09-03T16:44:05.777474408</dc:date>
    <meta:editing-duration>PT1M17S</meta:editing-duration>
    <meta:editing-cycles>1</meta:editing-cycles>
    <meta:document-statistic meta:table-count="0" meta:image-count="0" meta:object-count="0" meta:page-count="2" meta:paragraph-count="21" meta:word-count="187" meta:character-count="1419" meta:non-whitespace-character-count="1211"/>
    <meta:generator>LibreOffice/6.0.3.2$Linux_X86_64 LibreOffice_project/00m0$Build-2</meta:generator>
  </office:meta>
</office:document-meta>
</file>